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Caption" style:list-style-name="LFO4" style:family="paragraph">
      <style:text-properties style:font-name="Times New Roman" style:font-name-complex="Times New Roman" fo:font-style="normal" style:font-style-asian="normal" style:font-style-complex="normal" fo:font-size="14pt" style:font-size-asian="14pt" style:font-size-complex="14pt"/>
    </style:style>
    <style:style style:name="P4" style:parent-style-name="Caption" style:list-style-name="LFO4" style:family="paragraph">
      <style:text-properties style:font-name="Times New Roman" style:font-name-complex="Times New Roman" fo:font-style="normal" style:font-style-asian="normal" style:font-style-complex="normal" fo:font-size="14pt" style:font-size-asian="14pt" style:font-size-complex="14pt"/>
    </style:style>
    <style:style style:name="P5" style:parent-style-name="Caption" style:list-style-name="LFO4" style:family="paragraph">
      <style:text-properties style:font-name="Times New Roman" style:font-name-complex="Times New Roman" fo:font-style="normal" style:font-style-asian="normal" style:font-style-complex="normal" fo:font-size="14pt" style:font-size-asian="14pt" style:font-size-complex="14pt"/>
    </style:style>
    <style:style style:name="T6" style:parent-style-name="DefaultParagraphFont" style:family="text">
      <style:text-properties fo:font-weight="bold" style:font-weight-asian="bold" style:font-weight-complex="bold"/>
    </style:style>
    <style:style style:name="P7" style:parent-style-name="Caption" style:list-style-name="LFO3" style:family="paragraph">
      <style:text-properties style:font-name="Times New Roman" style:font-name-complex="Times New Roman" fo:font-style="normal" style:font-style-asian="normal" style:font-style-complex="normal" fo:font-size="14pt" style:font-size-asian="14pt" style:font-size-complex="14pt"/>
    </style:style>
    <style:style style:name="P8" style:parent-style-name="Caption" style:list-style-name="LFO3" style:family="paragraph">
      <style:text-properties style:font-name="Times New Roman" style:font-name-complex="Times New Roman" fo:font-style="normal" style:font-style-asian="normal" style:font-style-complex="normal" fo:font-size="14pt" style:font-size-asian="14pt" style:font-size-complex="14pt"/>
    </style:style>
    <style:style style:name="P9" style:parent-style-name="Caption" style:list-style-name="LFO3" style:family="paragraph">
      <style:text-properties style:font-name="Times New Roman" style:font-name-complex="Times New Roman" fo:font-style="normal" style:font-style-asian="normal" style:font-style-complex="normal" fo:font-size="14pt" style:font-size-asian="14pt" style:font-size-complex="14pt"/>
    </style:style>
    <style:style style:name="T10" style:parent-style-name="DefaultParagraphFont" style:family="text">
      <style:text-properties fo:font-weight="bold" style:font-weight-asian="bold" style:font-weight-complex="bold"/>
    </style:style>
    <style:style style:name="P11" style:parent-style-name="Caption" style:list-style-name="LFO2" style:family="paragraph">
      <style:text-properties style:font-name="Times New Roman" style:font-name-complex="Times New Roman" fo:font-style="normal" style:font-style-asian="normal" style:font-style-complex="normal" fo:font-size="14pt" style:font-size-asian="14pt" style:font-size-complex="14pt"/>
    </style:style>
    <style:style style:name="P12" style:parent-style-name="Caption" style:list-style-name="LFO2" style:family="paragraph">
      <style:text-properties style:font-name="Times New Roman" style:font-name-complex="Times New Roman" fo:font-style="normal" style:font-style-asian="normal" style:font-style-complex="normal" fo:font-size="14pt" style:font-size-asian="14pt" style:font-size-complex="14pt"/>
    </style:style>
    <style:style style:name="P13" style:parent-style-name="Caption" style:list-style-name="LFO2" style:family="paragraph">
      <style:text-properties style:font-name="Times New Roman" style:font-name-complex="Times New Roman" fo:font-style="normal" style:font-style-asian="normal" style:font-style-complex="normal" fo:font-size="14pt" style:font-size-asian="14pt" style:font-size-complex="14pt"/>
    </style:style>
    <style:style style:name="P14" style:parent-style-name="Caption" style:list-style-name="LFO2" style:family="paragraph">
      <style:text-properties style:font-name="Times New Roman" style:font-name-complex="Times New Roman" fo:font-style="normal" style:font-style-asian="normal" style:font-style-complex="normal" fo:font-size="14pt" style:font-size-asian="14pt" style:font-size-complex="14pt"/>
    </style:style>
    <style:style style:name="T15" style:parent-style-name="DefaultParagraphFont" style:family="text">
      <style:text-properties fo:font-weight="bold" style:font-weight-asian="bold" style:font-weight-complex="bold"/>
    </style:style>
    <style:style style:name="P16" style:parent-style-name="Caption" style:family="paragraph">
      <style:text-properties style:font-name="Times New Roman" style:font-name-complex="Times New Roman" fo:font-style="normal" style:font-style-asian="normal" style:font-style-complex="normal" fo:font-size="14pt" style:font-size-asian="14pt" style:font-size-complex="14pt"/>
    </style:style>
    <style:style style:name="T17" style:parent-style-name="DefaultParagraphFont" style:family="text">
      <style:text-properties fo:font-weight="bold" style:font-weight-asian="bold" style:font-weight-complex="bold"/>
    </style:style>
    <style:style style:name="P18" style:parent-style-name="Caption" style:family="paragraph">
      <style:text-properties style:font-name="Times New Roman" style:font-name-complex="Times New Roman" fo:font-style="normal" style:font-style-asian="normal" style:font-style-complex="normal" fo:font-size="14pt" style:font-size-asian="14pt" style:font-size-complex="14pt"/>
    </style:style>
    <style:style style:name="P19" style:parent-style-name="Caption" style:list-style-name="LFO5" style:family="paragraph">
      <style:text-properties fo:font-weight="bold" style:font-weight-asian="bold" style:font-weight-complex="bold"/>
    </style:style>
    <style:style style:name="P20" style:parent-style-name="Caption" style:family="paragraph">
      <style:text-properties style:font-name="Times New Roman" style:font-name-complex="Times New Roman" fo:font-style="normal" style:font-style-asian="normal" style:font-style-complex="normal" fo:font-size="14pt" style:font-size-asian="14pt" style:font-size-complex="14pt"/>
    </style:style>
    <style:style style:name="P21" style:parent-style-name="Caption" style:family="paragraph">
      <style:paragraph-properties fo:text-align="center"/>
    </style:style>
    <style:style style:name="P22" style:parent-style-name="Caption" style:family="paragraph">
      <style:paragraph-properties fo:text-align="center"/>
    </style:style>
    <style:style style:name="P23" style:parent-style-name="Caption" style:family="paragraph">
      <style:paragraph-properties fo:text-align="center"/>
    </style:style>
    <style:style style:family="graphic" style:name="a12" style:parent-style-name="Graphics">
      <style:graphic-properties fo:wrap-option="wrap" fo:border="0.01042in none" fo:padding-top="0in" fo:padding-bottom="0in" fo:padding-left="0in" fo:padding-right="0in" fo:background-color="#ffc746" draw:textarea-vertical-align="top" draw:textarea-horizontal-align="left" style:wrap="parallel" style:wrap-contour="false" draw:opacity="100%" style:horizontal-rel="paragraph" style:vertical-rel="paragraph" style:shadow="0in 0.02083in 0pc #000000"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f18c55" draw:textarea-vertical-align="top" draw:textarea-horizontal-align="left" style:wrap="parallel" style:wrap-contour="false" draw:opacity="100%" style:horizontal-rel="paragraph" style:vertical-rel="paragraph" style:shadow="0in 0.02083in 0pc #000000"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solid" draw:fill-color="#ffc000" draw:opacity="100%" draw:stroke="solid" svg:stroke-width="0.01389in" svg:stroke-color="#bc8c00"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f18c55" draw:textarea-vertical-align="top" draw:textarea-horizontal-align="left" style:wrap="parallel" style:wrap-contour="false" draw:opacity="100%" style:horizontal-rel="paragraph" style:vertical-rel="paragraph" style:shadow="0in 0.02083in 0pc #000000" style:horizontal-pos="from-left" style:vertical-pos="from-top" draw:auto-grow-width="false" draw:auto-grow-height="true"/>
      <style:paragraph-properties style:font-independent-line-spacing="false" style:writing-mode="lr-tb"/>
    </style:style>
    <style:style style:family="graphic" style:name="a3">
      <style:graphic-properties style:wrap="run-through" style:run-through="foreground" draw:fill="solid" draw:fill-color="#ffc000" draw:opacity="100%" draw:stroke="solid" svg:stroke-width="0.01389in" svg:stroke-color="#bc8c00"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042in none" fo:padding-top="0in" fo:padding-bottom="0in" fo:padding-left="0in" fo:padding-right="0in" fo:background-color="#f18c55" draw:textarea-vertical-align="top" draw:textarea-horizontal-align="left" style:wrap="parallel" style:wrap-contour="false" draw:opacity="100%" style:horizontal-rel="paragraph" style:vertical-rel="paragraph" style:shadow="0in 0.02083in 0pc #000000"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18c55" draw:textarea-vertical-align="top" draw:textarea-horizontal-align="left" style:wrap="parallel" style:wrap-contour="false" draw:opacity="100%" style:horizontal-rel="page-content" style:vertical-rel="paragraph" style:shadow="0in 0.02083in 0pc #000000" style:horizontal-pos="from-left" style:vertical-pos="from-top" draw:auto-grow-width="false" draw:auto-grow-height="false"/>
      <style:paragraph-properties style:font-independent-line-spacing="false" style:writing-mode="lr-tb"/>
    </style:style>
    <style:style style:family="graphic" style:name="a6">
      <style:graphic-properties style:wrap="run-through" style:run-through="foreground" draw:fill="solid" draw:fill-color="#ffc000" draw:opacity="100%" draw:stroke="solid" svg:stroke-width="0.01389in" svg:stroke-color="#bc8c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18c55" draw:textarea-vertical-align="top" draw:textarea-horizontal-align="left" style:wrap="parallel" style:wrap-contour="false" draw:opacity="100%" style:horizontal-rel="page-content" style:vertical-rel="paragraph" style:shadow="0in 0.02083in 0pc #000000"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solid" draw:fill-color="#ffc000" draw:opacity="100%" draw:stroke="solid" svg:stroke-width="0.01389in" svg:stroke-color="#bc8c00"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042in none" fo:padding-top="0in" fo:padding-bottom="0in" fo:padding-left="0in" fo:padding-right="0in" fo:background-color="#f18c55" draw:textarea-vertical-align="top" draw:textarea-horizontal-align="left" style:wrap="parallel" style:wrap-contour="false" draw:opacity="100%" style:horizontal-rel="page-content" style:vertical-rel="paragraph" style:shadow="0in 0.02083in 0pc #000000"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in" fo:padding-bottom="0in" fo:padding-left="0in" fo:padding-right="0in" fo:background-color="#ffc746" draw:textarea-vertical-align="top" draw:textarea-horizontal-align="left" style:wrap="parallel" style:wrap-contour="false" draw:opacity="100%" style:horizontal-rel="page-content" style:vertical-rel="paragraph" style:shadow="0in 0.02083in 0pc #000000" style:horizontal-pos="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ffc746" draw:textarea-vertical-align="top" draw:textarea-horizontal-align="left" style:wrap="parallel" style:wrap-contour="false" draw:opacity="100%" style:horizontal-rel="page-content" style:vertical-rel="paragraph" style:shadow="0in 0.02083in 0pc #000000" style:horizontal-pos="center" style:vertical-pos="from-top" draw:auto-grow-width="false" draw:auto-grow-height="false"/>
      <style:paragraph-properties style:font-independent-line-spacing="false" style:writing-mode="lr-tb"/>
    </style:style>
  </office:automatic-styles>
  <office:body>
    <office:text text:use-soft-page-breaks="true">
      <text:p text:style-name="P1"><draw:frame draw:z-index="5" draw:id="id0" draw:style-name="a0" draw:name="Frame6" text:anchor-type="paragraph" svg:x="8.02431in" svg:y="8.19167in" svg:width="5.88542in" svg:height="1.45833in" style:rel-width="scale" style:rel-height="scale"><draw:text-box><text:p text:style-name="Caption">6.<text:s/><text:span text:style-name="T2">Act/Standardize</text:span></text:p><text:list text:style-name="LFO4" text:continue-numbering="true"><text:list-item><text:p text:style-name="P3">Keep the platform updated with new products in stock.</text:p></text:list-item><text:list-item><text:p text:style-name="P4">Keep adding features that prove to be beneficial.</text:p></text:list-item><text:list-item><text:p text:style-name="P5">User feedback is appreciated and will be taken into consideration.</text:p></text:list-item></text:list><text:p text:style-name="Framecontents"/></draw:text-box><svg:title/><svg:desc/></draw:frame><draw:custom-shape svg:x="10.525in" svg:y="6.9in" svg:width="0.71875in" svg:height="1.01042in" draw:z-index="251663360" draw:id="id1" draw:style-name="a1" draw:name="Arrow: Down 14"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3918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z-index="4" draw:id="id2" draw:style-name="a2" draw:name="Frame5" text:anchor-type="paragraph" svg:x="7.8375in" svg:y="5.05625in" svg:width="6.04167in" svg:height="1.95139in" style:rel-width="scale" style:rel-height="scale"><draw:text-box><text:p text:style-name="Caption">5.<text:s/><text:span text:style-name="T6">Check/Evaluate</text:span></text:p><text:list text:style-name="LFO3" text:continue-numbering="true"><text:list-item><text:p text:style-name="P7">People’s lives got easier by buying groceries without standing on line.</text:p></text:list-item><text:list-item><text:p text:style-name="P8">Less trips to the supermarket by having the products delivered to their houses.</text:p></text:list-item><text:list-item><text:p text:style-name="P9">Less overcrowding in the supermarkets.</text:p></text:list-item></text:list><text:p text:style-name="Framecontents"/></draw:text-box><svg:title/><svg:desc/></draw:frame><draw:custom-shape svg:x="10.29583in" svg:y="3.68125in" svg:width="0.73958in" svg:height="1.17708in" draw:z-index="251662336" draw:id="id3" draw:style-name="a3" draw:name="Arrow: Down 13"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4814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z-index="3" draw:id="id4" draw:style-name="a4" draw:name="Frame4" text:anchor-type="paragraph" svg:x="7.58681in" svg:y="1.43125in" svg:width="6.23958in" svg:height="2.10417in" style:rel-width="scale" style:rel-height="scale"><draw:text-box><text:p text:style-name="Caption">4.<text:s/><text:span text:style-name="T10">Countermeasures</text:span></text:p><text:list text:style-name="LFO2" text:continue-numbering="true"><text:list-item><text:p text:style-name="P11">Being able to search products by category.</text:p></text:list-item><text:list-item><text:p text:style-name="P12">Customers choose however many products they want to buy.</text:p></text:list-item><text:list-item><text:p text:style-name="P13">They can choose whether they’ll ‘Pick Up’ the<text:s/>groceries or<text:s/>have them delivered to their homes for an extra fee.</text:p></text:list-item><text:list-item><text:p text:style-name="P14">Ability to pay online.</text:p></text:list-item></text:list><text:p text:style-name="Framecontents"/></draw:text-box><svg:title/><svg:desc/></draw:frame><draw:frame draw:z-index="2" draw:id="id5" draw:style-name="a5" draw:name="Frame3" text:anchor-type="paragraph" svg:x="1.19167in" svg:y="8.11875in" svg:width="4.13542in" svg:height="1.51042in" style:rel-width="scale" style:rel-height="scale"><draw:text-box><text:p text:style-name="Caption">3.<text:s/><text:span text:style-name="T15">Causes</text:span></text:p><text:p text:style-name="P16">The target in mind is to make shopping easier, through scrolling and clicking on the products you want and have them delivered to you. This will help with crow control, and avoid close contact with others and getting infected.</text:p><text:p text:style-name="Framecontents"/></draw:text-box><svg:title/><svg:desc/></draw:frame><draw:custom-shape svg:x="2.95208in" svg:y="6.82708in" svg:width="0.625in" svg:height="1.02083in" draw:z-index="251661312" draw:id="id6" draw:style-name="a6" draw:name="Arrow: Down 12"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4988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z-index="251659264" draw:id="id7" draw:style-name="a7" draw:name="Frame2" text:anchor-type="paragraph" svg:x="1.13958in" svg:y="4.81667in" svg:width="4.13542in" svg:height="1.79167in" style:rel-width="scale" style:rel-height="scale"><draw:text-box><text:p text:style-name="Caption">2.<text:s/><text:span text:style-name="T17">Target</text:span></text:p><text:p text:style-name="P18">Currently, Puerto Rico is delayed with technology, so it doesn't have many of the benefits other states do have. This app is an advancement in technology locally, that will improve and ease their living, especially when situations like the one we're living now, a pandemic, show up.</text:p><text:p text:style-name="Framecontents"/></draw:text-box><svg:title/><svg:desc/></draw:frame><draw:custom-shape svg:x="2.87917in" svg:y="3.54583in" svg:width="0.64583in" svg:height="1.125in" draw:z-index="251660288" draw:id="id8" draw:style-name="a8" draw:name="Arrow: Down 11"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5400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z-index="251658240" draw:id="id9" draw:style-name="a9" draw:name="Frame1" text:anchor-type="paragraph" svg:x="1.48333in" svg:y="1.12431in" svg:width="3.6875in" svg:height="2.19792in" style:rel-width="scale" style:rel-height="scale"><draw:text-box><text:list text:style-name="LFO5" text:continue-numbering="true"><text:list-item><text:p text:style-name="P19">Problem Background</text:p></text:list-item></text:list><text:p text:style-name="P20">Shopping apps are revolutionizing the world lately, but specifically, grocery shopping apps. These ease the customer's troubles of having to walk to the grocery store, and it also helps prevent the grocery store from getting overcrowded.</text:p><text:p text:style-name="Caption"/><text:p text:style-name="Framecontents"/></draw:text-box><svg:title/><svg:desc/></draw:frame><draw:frame draw:z-index="6" draw:id="id10" draw:style-name="a10" draw:name="Frame7" text:anchor-type="paragraph" svg:x="0in" svg:y="0in" svg:width="2.32292in" svg:height="0.63542in" style:rel-width="scale" style:rel-height="scale"><draw:text-box><text:p text:style-name="Framecontents"/><text:p text:style-name="P21">Topic:<text:s/>Online Grocery Shopping</text:p></draw:text-box><svg:title/><svg:desc/></draw:frame><draw:frame draw:z-index="7" draw:id="id11" draw:style-name="a11" draw:name="Frame8" text:anchor-type="paragraph" svg:x="0in" svg:y="0.05625in" svg:width="2.19792in" svg:height="0.57292in" style:rel-width="scale" style:rel-height="scale"><draw:text-box><text:p text:style-name="Framecontents"/><text:p text:style-name="P22">Author: Diego A. Lugo Tristani</text:p></draw:text-box><svg:title/><svg:desc/></draw:frame><draw:frame draw:z-index="8" draw:id="id12" draw:style-name="a12" draw:name="Frame9" text:anchor-type="paragraph" svg:x="12.62917in" svg:y="0.02083in" svg:width="1.78125in" svg:height="0.01597in" style:rel-width="scale" style:rel-height="scale"><draw:text-box><text:p text:style-name="Framecontents"/><text:p text:style-name="P23">Date: February 2, 2022</text:p></draw:text-box><svg:title/><svg:desc/></draw:fram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 style:display-name="Text" style:family="paragraph" style:parent-style-name="Caption">
      <style:text-properties fo:hyphenate="false"/>
    </style:style>
    <style:style style:name="Framecontents" style:display-name="Frame contents"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16.5354in" fo:page-height="11.693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rko Schütz-Schmuck</meta:initial-creator>
    <dc:creator>Wichi Lugo</dc:creator>
    <meta:creation-date>2021-01-16T14:56:00Z</meta:creation-date>
    <dc:date>2022-02-02T22:42:00Z</dc:date>
    <meta:template xlink:href="Normal" xlink:type="simple"/>
    <meta:editing-cycles>4</meta:editing-cycles>
    <meta:editing-duration>PT2700S</meta:editing-duration>
    <meta:document-statistic meta:page-count="1" meta:paragraph-count="1" meta:word-count="2" meta:character-count="14" meta:row-count="1" meta:non-whitespace-character-count="13"/>
  </office:meta>
</office:document-meta>
</file>